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ize="22pt" style:font-size-asian="22pt" style:font-size-complex="22pt"/>
    </style:style>
    <style:style style:name="P2" style:family="paragraph" style:parent-style-name="Standard">
      <style:text-properties officeooo:rsid="000e6a05" officeooo:paragraph-rsid="000e6a05"/>
    </style:style>
    <style:style style:name="P3" style:family="paragraph" style:parent-style-name="Standard">
      <style:text-properties fo:font-weight="bold" officeooo:rsid="00109462" officeooo:paragraph-rsid="00109462" style:font-weight-asian="bold" style:font-weight-complex="bold"/>
    </style:style>
    <style:style style:name="P4" style:family="paragraph" style:parent-style-name="Standard">
      <style:text-properties officeooo:rsid="00109462" officeooo:paragraph-rsid="00109462"/>
    </style:style>
    <style:style style:name="P5" style:family="paragraph" style:parent-style-name="Text_20_body">
      <style:text-properties officeooo:rsid="000e6a05" officeooo:paragraph-rsid="000e6a05"/>
    </style:style>
    <style:style style:name="P6" style:family="paragraph" style:parent-style-name="Text_20_body">
      <style:text-properties fo:font-style="italic" officeooo:rsid="0001dc4b" officeooo:paragraph-rsid="00109462" style:font-style-asian="italic" style:font-style-complex="italic"/>
    </style:style>
    <style:style style:name="P7" style:family="paragraph" style:parent-style-name="Text_20_body">
      <style:text-properties officeooo:rsid="00109462" officeooo:paragraph-rsid="00109462"/>
    </style:style>
    <style:style style:name="P8" style:family="paragraph" style:parent-style-name="Text_20_body">
      <style:text-properties fo:font-weight="bold" officeooo:rsid="00109462" officeooo:paragraph-rsid="00109462" style:font-weight-asian="bold" style:font-weight-complex="bold"/>
    </style:style>
    <style:style style:name="P9" style:family="paragraph" style:parent-style-name="Text_20_body">
      <style:text-properties fo:font-style="italic" officeooo:rsid="00025efa" officeooo:paragraph-rsid="00109462" style:font-style-asian="italic" style:font-style-complex="italic"/>
    </style:style>
    <style:style style:name="P10" style:family="paragraph" style:parent-style-name="Text_20_body" style:list-style-name="L1">
      <style:text-properties officeooo:rsid="000e6a05"/>
    </style:style>
    <style:style style:name="P11" style:family="paragraph" style:parent-style-name="Text_20_body">
      <style:text-properties officeooo:rsid="000e6a05"/>
    </style:style>
    <style:style style:name="P12" style:family="paragraph" style:parent-style-name="Horizontal_20_Line">
      <style:text-properties officeooo:rsid="000e6a05"/>
    </style:style>
    <style:style style:name="P13" style:family="paragraph" style:parent-style-name="Heading_20_3">
      <style:text-properties officeooo:rsid="000e6a05"/>
    </style:style>
    <style:style style:name="P14" style:family="paragraph" style:parent-style-name="Standard">
      <style:paragraph-properties fo:break-before="page"/>
      <style:text-properties officeooo:rsid="00109462" officeooo:paragraph-rsid="00109462"/>
    </style:style>
    <style:style style:name="P15" style:family="paragraph" style:parent-style-name="Text_20_body">
      <style:text-properties fo:font-style="normal" officeooo:rsid="00025efa" officeooo:paragraph-rsid="00109462" style:font-style-asian="normal" style:font-style-complex="normal"/>
    </style:style>
    <style:style style:name="T1" style:family="text">
      <style:text-properties officeooo:rsid="0010946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cations mineures d’un style CSL existant : <text:span text:style-name="T1">ChatGPT et GitHub Copilot</text:span></text:p>
      <text:p text:style-name="P2"/>
      <text:p text:style-name="P3">Requête :</text:p>
      <text:p text:style-name="P4"/>
      <text:p text:style-name="P2">Bonjour, je voudrais apporter des modifications au style CSL ci-joint. Je voudrais que les noms d'auteur ne soient pas en petites capitales, que les prénoms soient écrits en entier et que les titres soient entre guillemets. Pourrais-tu modifier le code pour obtenir ce résultat?</text:p>
      <text:p text:style-name="P5"/>
      <text:p text:style-name="P6">fichier joint = ecole-des-plantes-de-paris.csl</text:p>
      <text:p text:style-name="P7">***</text:p>
      <text:p text:style-name="P8">Réponse ChatGPT</text:p>
      <text:p text:style-name="P9">code CSL généré copié dans le fichier : ecole-des-plantes-de-paris_chatGPT.csl</text:p>
      <text:p text:style-name="P5">Merci pour le fichier CSL. Tu souhaites les modifications suivantes :</text:p>
      <text:list text:style-name="L1">
        <text:list-item>
          <text:p text:style-name="P10"><text:span text:style-name="Strong_20_Emphasis">Ne pas utiliser les petites capitales pour les noms d’auteur.</text:span></text:p>
        </text:list-item>
        <text:list-item>
          <text:p text:style-name="P10"><text:span text:style-name="Strong_20_Emphasis">Afficher les prénoms des auteurs en entier.</text:span></text:p>
        </text:list-item>
        <text:list-item>
          <text:p text:style-name="P10"><text:span text:style-name="Strong_20_Emphasis">Mettre les titres des œuvres entre guillemets.</text:span></text:p>
        </text:list-item>
      </text:list>
      <text:p text:style-name="P11">Je vais maintenant appliquer ces changements au fichier CSL. Voici ce que cela implique concrètement dans le code CSL :</text:p>
      <text:p text:style-name="P12"/>
      <text:h text:style-name="P13" text:outline-level="3">✅ 1. <text:span text:style-name="Strong_20_Emphasis">Désactiver les petites capitales pour les noms d’auteur</text:span></text:h>
      <text:p text:style-name="P11">Chercher les balises <text:span text:style-name="Source_20_Text">&lt;name ...&gt;</text:span> et supprimer ou modifier l’attribut <text:span text:style-name="Source_20_Text">font-variant="small-caps"</text:span> s’il est présent.</text:p>
      <text:p text:style-name="P12"/>
      <text:h text:style-name="P13" text:outline-level="3">✅ 2. <text:span text:style-name="Strong_20_Emphasis">Afficher les prénoms en entier</text:span></text:h>
      <text:p text:style-name="P11">S’assurer que l’attribut <text:span text:style-name="Source_20_Text">name-as-sort-order="all"</text:span> est utilisé (et non "first" ou "last"), et qu’on n’a pas <text:span text:style-name="Source_20_Text">initialize-with="."</text:span>.</text:p>
      <text:p text:style-name="P12"/>
      <text:h text:style-name="P13" text:outline-level="3">✅ 3. <text:span text:style-name="Strong_20_Emphasis">Mettre les titres entre guillemets</text:span></text:h>
      <text:p text:style-name="P11">Chercher les balises <text:span text:style-name="Source_20_Text">&lt;text variable="title" ...&gt;</text:span> et les entourer avec <text:span text:style-name="Source_20_Text">prefix="« "</text:span> et <text:span text:style-name="Source_20_Text">suffix=" »"</text:span> (ou <text:span text:style-name="Source_20_Text">"</text:span> si tu préfères les guillemets anglais).</text:p>
      <text:p text:style-name="P4">***</text:p>
      <text:p text:style-name="P14"/>
      <text:p text:style-name="P8">Réponse GitHub Copilot</text:p>
      <text:p text:style-name="P9">code CSL généré copié dans le fichier : ecole-des-plantes-de-paris_copilot.csl</text:p>
      <text:p text:style-name="P15">Summary of changes:</text:p>
      <text:p text:style-name="P15"><text:s text:c="4"/>Author names: The &lt;name-part name="family" font-variant="small-caps"/&gt; and initialize-with="." were removed, so author names will show full first names and no small caps.</text:p>
      <text:p text:style-name="P15"><text:s text:c="4"/>Titles in quotation marks: All &lt;text variable="title" ... /&gt; in the title macro now include prefix="« " and suffix=" »" to put titles in French-style guillemets (can be changed to straight quotes if needed).</text:p>
      <text:p text:style-name="P15">If you want straight double quotes instead of « » (chevrons), replace prefix="« " and suffix=" »" with prefix="&amp;quot;" and suffix="&amp;quot;". Let me know if you'd prefer that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4:35:49.249171600</meta:creation-date>
    <dc:date>2025-08-14T16:16:14.870563600</dc:date>
    <meta:editing-duration>PT8M1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5" meta:word-count="308" meta:character-count="2041" meta:non-whitespace-character-count="1753"/>
  </office:meta>
</office:document-meta>
</file>